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b115" officeooo:paragraph-rsid="001cb115"/>
    </style:style>
    <style:style style:name="P2" style:family="paragraph" style:parent-style-name="Standard">
      <style:text-properties officeooo:rsid="001d419e" officeooo:paragraph-rsid="001d419e"/>
    </style:style>
    <style:style style:name="P3" style:family="paragraph" style:parent-style-name="Standard">
      <style:text-properties fo:font-style="italic" officeooo:rsid="001d419e" officeooo:paragraph-rsid="001d419e" style:font-style-asian="italic" style:font-style-complex="italic"/>
    </style:style>
    <style:style style:name="P4" style:family="paragraph" style:parent-style-name="Standard">
      <style:text-properties fo:font-style="normal" officeooo:rsid="001d419e" officeooo:paragraph-rsid="001d419e" style:font-style-asian="normal" style:font-style-complex="normal"/>
    </style:style>
    <style:style style:name="P5" style:family="paragraph" style:parent-style-name="Standard">
      <style:text-properties fo:font-style="normal" officeooo:rsid="001da9da" officeooo:paragraph-rsid="001da9da" style:font-style-asian="normal" style:font-style-complex="normal"/>
    </style:style>
    <style:style style:name="P6" style:family="paragraph" style:parent-style-name="Standard">
      <style:paragraph-properties fo:text-align="center" style:justify-single-word="false"/>
      <style:text-properties fo:font-weight="bold" officeooo:rsid="001cb115" officeooo:paragraph-rsid="001cb11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cb11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a9d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üvenlik Duvarı Yönetim Sistemi İyileştirmeleri Test Dökümanı</text:p>
      <text:p text:style-name="P1"/>
      <text:p text:style-name="P2">1)</text:p>
      <text:p text:style-name="P1">Firewall ve firewallbuilder kurulumları fdökümana uygun olarak yapılır. Burada ek olarak <text:span text:style-name="T1">roles/firewallbuilder/vars/fwbuilder.yml</text:span> dosyasında bulunan “<text:span text:style-name="T1">fwb_editable_objects</text:span>” dökümanda belirtildiği şekilde doldurulur. Örneğin:</text:p>
      <text:p text:style-name="P1"><text:span text:style-name="T1">/etc/ansible/hosts</text:span> dosyası altında firewallbuilder kısmında <text:span text:style-name="T1">HOST1</text:span> ve <text:span text:style-name="T1">HOST2</text:span> olduğunu varsyalım. Ve firewall kısmında ise <text:span text:style-name="T1">FW1 FW2 FW3</text:span> isimli üç güvenlik duvarı olsun.</text:p>
      <text:p text:style-name="P1"/>
      <text:p text:style-name="P2"><text:span text:style-name="T1">HOST1</text:span> isimli firewallbuilder sunucusu sadece <text:span text:style-name="T1">FW1</text:span> için güvenlik duvarı kuralları yazabilsin. <text:span text:style-name="T1">HOST2</text:span> isimli sunucu ise tüm güvenlik duvarlarına kural oluşturabilsin. Bu durumda, </text:p>
      <text:p text:style-name="P2"><text:span text:style-name="T1">fwbuilder.yml</text:span> isimli değişken doyamızın ilgili kısmı şu şekilde olacaktır.</text:p>
      <text:p text:style-name="P3"/>
      <text:p text:style-name="P3">fwb_editable_objects:</text:p>
      <text:p text:style-name="P3"><text:s text:c="4"/>HOST1:</text:p>
      <text:p text:style-name="P3"><text:s text:c="8"/>objects:</text:p>
      <text:p text:style-name="P3"><text:s text:c="12"/>- FW1</text:p>
      <text:p text:style-name="P3"><text:s text:c="4"/>HOST2:</text:p>
      <text:p text:style-name="P3"/>
      <text:p text:style-name="P4"><text:span text:style-name="T1">HOST2</text:span>'ye ait firewallbuilder arabiriminden her güvenlik duvarı için <text:span text:style-name="T2">/etc/ansible/hosts </text:span><text:span text:style-name="T3">dosyasındaki fqdn ile birebir aynı olacak şekilde </text:span><text:span text:style-name="T1">FW1 FW2 FW3 </text:span><text:span text:style-name="T3">güvenlik duvarları oluşturulur ve kurallar compile &amp; install edilir. Ardından HOST1 firewallbuilder sunucusu bu değişiklikleri gitlabdan aldıktan sonra arabirim açıldığında sadece FW1 güvenlik duvarının düzenlenebildiği, diğer güvenlik duvarlarının düzenlenemediği teyit edilir.</text:span></text:p>
      <text:p text:style-name="P4"/>
      <text:p text:style-name="P4"><text:span text:style-name="T3">2)</text:span></text:p>
      <text:p text:style-name="P4"><text:span text:style-name="T3">Dökümana uygun şekilde bir güvenlik duvarı suncusu kurulur. Burada ahtapot-lkk çalıştırılır. Gelen menüde 5'e basılır. </text:span><text:span text:style-name="T4">Ardından sistemde mevcut arabirimlerin listelendiği, en sonda ise Ana menü seçiminin olduğu görülür. Ana menü seçildiğinde ana menüye döndüğü teyit edilir, herhangi bir arabirim seçildiğinde ise aşağıdaki menünün geldiği teyit edilir.</text:span></text:p>
      <text:p text:style-name="P5"><text:span text:style-name="T3"><text:s text:c="125"/></text:span></text:p>
      <text:p text:style-name="P5"><text:span text:style-name="T3">│ <text:s text:c="22"/>┌────────────────────────────────────┐ <text:s text:c="136"/>│</text:span></text:p>
      <text:p text:style-name="P5"><text:span text:style-name="T3">│ <text:s text:c="22"/>│1 - Canli Bilgileri Goruntule <text:s text:c="6"/>│ <text:s text:c="136"/>│</text:span></text:p>
      <text:p text:style-name="P5"><text:span text:style-name="T3">│ <text:s text:c="22"/>│2 - En Yuksek 10 Gunu Goruntule <text:s text:c="4"/>│ <text:s text:c="136"/>│</text:span></text:p>
      <text:p text:style-name="P5"><text:span text:style-name="T3">│ <text:s text:c="22"/>│3 - Saatlik Verileri Goruntule <text:s text:c="5"/>│ <text:s text:c="136"/>│</text:span></text:p>
      <text:p text:style-name="P5"><text:span text:style-name="T3">│ <text:s text:c="22"/>│4 - Gunluk Verileri Goruntule <text:s text:c="6"/>│ <text:s text:c="136"/>│</text:span></text:p>
      <text:p text:style-name="P5"><text:span text:style-name="T3">│ <text:s text:c="22"/>│5 - Haftalik Verileri Goruntule <text:s text:c="4"/>│ <text:s text:c="136"/>│</text:span></text:p>
      <text:p text:style-name="P5"><text:span text:style-name="T3">│ <text:s text:c="22"/>│6 - Aylik Verileri Goruntule <text:s text:c="7"/>│ <text:s text:c="136"/>│</text:span></text:p>
      <text:p text:style-name="P5"><text:span text:style-name="T3">│ <text:s text:c="22"/>└7 - Ana Menu────────────────────────┘</text:span></text:p>
      <text:p text:style-name="P5"/>
      <text:p text:style-name="P5"><text:span text:style-name="T3">Burada her seçenek tek tek seçilir ve hata vermeden ilgili istatistiksel verilerin görüntülediği teyit edil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6:40:35.437507995</meta:creation-date>
    <dc:date>2018-11-30T17:30:42.411801413</dc:date>
    <meta:editing-duration>PT4M15S</meta:editing-duration>
    <meta:editing-cycles>1</meta:editing-cycles>
    <meta:document-statistic meta:table-count="0" meta:image-count="0" meta:object-count="0" meta:page-count="1" meta:paragraph-count="24" meta:word-count="257" meta:character-count="3252" meta:non-whitespace-character-count="1704"/>
    <meta:generator>LibreOffice/4.2.8.2$Linux_X86_64 LibreOffice_project/420m0$Build-2</meta:generator>
  </office:meta>
</office:document-meta>
</file>